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93in"/>
    </style:style>
    <style:style style:name="co2" style:family="table-column">
      <style:table-column-properties fo:break-before="auto" style:column-width="1.3402in"/>
    </style:style>
    <style:style style:name="co3" style:family="table-column">
      <style:table-column-properties fo:break-before="auto" style:column-width="6.3055in"/>
    </style:style>
    <style:style style:name="co4" style:family="table-column">
      <style:table-column-properties fo:break-before="auto" style:column-width="5.472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4" style:family="table-cell" style:parent-style-name="Default" style:data-style-name="N0">
      <style:table-cell-properties fo:background-color="#70ad47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122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c000" style:text-align-source="fix" style:repeat-content="false" style:vertical-align="automatic"/>
      <style:paragraph-properties fo:text-align="center"/>
      <style:text-properties fo:color="#ffffff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1" style:family="table-cell" style:parent-style-name="Default" style:data-style-name="N0">
      <style:table-cell-properties fo:background-color="#c0000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0">
      <style:table-cell-properties fo:background-color="#4472c4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column table:style-name="co5" table:default-cell-style-name="ce1"/>
        <table:table-row table:style-name="ro1">
          <table:table-cell table:number-columns-repeated="2"/>
          <table:table-cell table:style-name="ce2" table:formula="of:=SUM([.C3:.C56])" office:value-type="float" office:value="122" calcext:value-type="float">
            <text:p>122</text:p>
          </table:table-cell>
          <table:table-cell table:number-columns-repeated="1021"/>
        </table:table-row>
        <table:table-row table:style-name="ro1">
          <table:table-cell/>
          <table:table-cell table:style-name="ce14" office:value-type="string" calcext:value-type="string">
            <text:p>Data</text:p>
          </table:table-cell>
          <table:table-cell table:style-name="ce19" office:value-type="string" calcext:value-type="string">
            <text:p>Ore</text:p>
          </table:table-cell>
          <table:table-cell table:style-name="ce21" office:value-type="string" calcext:value-type="string">
            <text:p>Task</text:p>
          </table:table-cell>
          <table:table-cell table:style-name="ce23" office:value-type="string" calcext:value-type="string">
            <text:p>Fonti utilizzate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date" office:date-value="2022-02-04" calcext:value-type="date">
            <text:p>2/4/2022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Studio del TinyML / Random For</text:p>
          </table:table-cell>
          <table:table-cell table:style-name="ce8" office:value-type="string" calcext:value-type="string">
            <text:p>Pdf prof / Youtube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date" office:date-value="2022-02-05" calcext:value-type="date">
            <text:p>2/5/202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etUp Jupyter e studio arduino</text:p>
          </table:table-cell>
          <table:table-cell table:style-name="ce8" office:value-type="string" calcext:value-type="string">
            <text:p>Dispense Unibo / Youtube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date" office:date-value="2022-02-07" calcext:value-type="date">
            <text:p>2/7/202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etUp Jupyter e studio arduino</text:p>
          </table:table-cell>
          <table:table-cell table:style-name="ce8" office:value-type="string" calcext:value-type="string">
            <text:p>Dispense Unibo / Youtube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date" office:date-value="2022-02-08" calcext:value-type="date">
            <text:p>2/8/202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Test sensori arduino</text:p>
          </table:table-cell>
          <table:table-cell table:style-name="ce8" office:value-type="string" calcext:value-type="string">
            <text:p>Arduino Doc</text:p>
          </table:table-cell>
          <table:table-cell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7" office:value-type="date" office:date-value="2022-02-09" calcext:value-type="date">
            <text:p>2/9/202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Studio ML e esercitazioni</text:p>
          </table:table-cell>
          <table:table-cell table:style-name="ce8" office:value-type="string" calcext:value-type="string">
            <text:p>Youtube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date" office:date-value="2022-02-10" calcext:value-type="date">
            <text:p>2/10/202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tudio Jupyter e dispense prof</text:p>
          </table:table-cell>
          <table:table-cell table:style-name="ce8"/>
          <table:table-cell table:number-columns-repeated="2"/>
          <table:table-cell table:style-name="ce11"/>
          <table:table-cell table:number-columns-repeated="1016"/>
        </table:table-row>
        <table:table-row table:style-name="ro1">
          <table:table-cell/>
          <table:table-cell table:style-name="ce7" office:value-type="date" office:date-value="2022-02-11" calcext:value-type="date">
            <text:p>2/11/202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Studio modelli alternativi</text:p>
          </table:table-cell>
          <table:table-cell table:style-name="ce8" office:value-type="string" calcext:value-type="string">
            <text:p>Sklearn doc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date" office:date-value="2022-02-12" calcext:value-type="date">
            <text:p>2/12/2022</text:p>
          </table:table-cell>
          <table:table-cell table:style-name="ce8" office:value-type="float" office:value="2.5" calcext:value-type="float">
            <text:p>2.5</text:p>
          </table:table-cell>
          <table:table-cell table:style-name="ce8" office:value-type="string" calcext:value-type="string">
            <text:p>Implementazione algo altern</text:p>
          </table:table-cell>
          <table:table-cell table:style-name="ce8" office:value-type="string" calcext:value-type="string">
            <text:p>Sklearn doc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date" office:date-value="2022-02-13" calcext:value-type="date">
            <text:p>2/13/202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udio XGB</text:p>
          </table:table-cell>
          <table:table-cell table:style-name="ce8" office:value-type="string" calcext:value-type="string">
            <text:p>Youtube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date" office:date-value="2022-02-15" calcext:value-type="date">
            <text:p>2/15/202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Meeting &amp; Studio m2cgen</text:p>
          </table:table-cell>
          <table:table-cell table:style-name="ce12" office:value-type="string" calcext:value-type="string">
            <text:p>Github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date" office:date-value="2022-02-16" calcext:value-type="date">
            <text:p>2/16/202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Cross Validation e Model Compar.</text:p>
          </table:table-cell>
          <table:table-cell table:style-name="ce8" office:value-type="string" calcext:value-type="string">
            <text:p>Sklearn doc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date" office:date-value="2022-02-17" calcext:value-type="date">
            <text:p>2/17/2022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string" calcext:value-type="string">
            <text:p>Model C. e test dei modelli su AD</text:p>
          </table:table-cell>
          <table:table-cell table:style-name="ce8"/>
          <table:table-cell table:number-columns-repeated="1019"/>
        </table:table-row>
        <table:table-row table:style-name="ro1">
          <table:table-cell/>
          <table:table-cell table:style-name="ce7" office:value-type="date" office:date-value="2022-02-19" calcext:value-type="date">
            <text:p>2/19/202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Studio memoria e Inferenza</text:p>
          </table:table-cell>
          <table:table-cell table:style-name="ce8"/>
          <table:table-cell table:number-columns-repeated="1019"/>
        </table:table-row>
        <table:table-row table:style-name="ro1">
          <table:table-cell/>
          <table:table-cell table:style-name="ce7" office:value-type="date" office:date-value="2022-02-20" calcext:value-type="date">
            <text:p>2/20/20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test vari</text:p>
          </table:table-cell>
          <table:table-cell table:style-name="ce8"/>
          <table:table-cell table:number-columns-repeated="1019"/>
        </table:table-row>
        <table:table-row table:style-name="ro1">
          <table:table-cell/>
          <table:table-cell table:style-name="ce7" office:value-type="date" office:date-value="2022-02-21" calcext:value-type="date">
            <text:p>2/21/20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test vari</text:p>
          </table:table-cell>
          <table:table-cell table:style-name="ce8"/>
          <table:table-cell table:number-columns-repeated="1019"/>
        </table:table-row>
        <table:table-row table:style-name="ro1">
          <table:table-cell/>
          <table:table-cell table:style-name="ce7" office:value-type="date" office:date-value="2022-02-22" calcext:value-type="date">
            <text:p>2/22/2022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string" calcext:value-type="string">
            <text:p>studio elettronica arduino</text:p>
          </table:table-cell>
          <table:table-cell table:style-name="ce8"/>
          <table:table-cell table:number-columns-repeated="1019"/>
        </table:table-row>
        <table:table-row table:style-name="ro1">
          <table:table-cell/>
          <table:table-cell table:style-name="ce7" office:value-type="date" office:date-value="2022-02-23" calcext:value-type="date">
            <text:p>2/23/2022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string" calcext:value-type="string">
            <text:p>test perf su ard</text:p>
          </table:table-cell>
          <table:table-cell table:style-name="ce8"/>
          <table:table-cell table:number-columns-repeated="1019"/>
        </table:table-row>
        <table:table-row table:style-name="ro1">
          <table:table-cell/>
          <table:table-cell table:style-name="ce7" office:value-type="date" office:date-value="2022-02-24" calcext:value-type="date">
            <text:p>2/24/20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Ricerca Paper</text:p>
          </table:table-cell>
          <table:table-cell table:style-name="ce8" office:value-type="string" calcext:value-type="string">
            <text:p>Google Scholar /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date" office:date-value="2022-02-26" calcext:value-type="date">
            <text:p>2/26/2022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string" calcext:value-type="string">
            <text:p>BenchMarking Freq</text:p>
          </table:table-cell>
          <table:table-cell table:style-name="ce8" office:value-type="string" calcext:value-type="string">
            <text:p>Arduino Studio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date" office:date-value="2022-02-27" calcext:value-type="date">
            <text:p>2/27/202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Start keyword-spotting</text:p>
          </table:table-cell>
          <table:table-cell table:style-name="ce8"/>
          <table:table-cell table:number-columns-repeated="1019"/>
        </table:table-row>
        <table:table-row table:style-name="ro1">
          <table:table-cell/>
          <table:table-cell table:style-name="ce7" office:value-type="date" office:date-value="2022-02-28" calcext:value-type="date">
            <text:p>2/28/202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Report modelli su arduino</text:p>
          </table:table-cell>
          <table:table-cell table:style-name="ce8"/>
          <table:table-cell table:number-columns-repeated="1019"/>
        </table:table-row>
        <table:table-row table:style-name="ro1">
          <table:table-cell/>
          <table:table-cell table:style-name="ce7" office:value-type="date" office:date-value="2022-03-02" calcext:value-type="date">
            <text:p>3/2/20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Test raddoppiando valori</text:p>
          </table:table-cell>
          <table:table-cell table:style-name="ce8"/>
          <table:table-cell table:number-columns-repeated="1019"/>
        </table:table-row>
        <table:table-row table:style-name="ro1">
          <table:table-cell/>
          <table:table-cell table:style-name="ce7" office:value-type="date" office:date-value="2022-03-03" calcext:value-type="date">
            <text:p>3/3/20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all e check librerie</text:p>
          </table:table-cell>
          <table:table-cell table:style-name="ce8"/>
          <table:table-cell table:number-columns-repeated="1019"/>
        </table:table-row>
        <table:table-row table:style-name="ro1">
          <table:table-cell/>
          <table:table-cell table:style-name="ce7" office:value-type="date" office:date-value="2022-03-06" calcext:value-type="date">
            <text:p>3/6/202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Raccolta campioni e test</text:p>
          </table:table-cell>
          <table:table-cell table:style-name="ce8"/>
          <table:table-cell table:number-columns-repeated="1019"/>
        </table:table-row>
        <table:table-row table:style-name="ro1">
          <table:table-cell/>
          <table:table-cell table:style-name="ce7" office:value-type="date" office:date-value="2022-03-07" calcext:value-type="date">
            <text:p>3/7/20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heck conflitto librerie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13" office:value-type="date" office:date-value="2022-03-09" calcext:value-type="date">
            <text:p>9-Ma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ix librerie conflitto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13" office:value-type="date" office:date-value="2022-03-10" calcext:value-type="date">
            <text:p>10-Mar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tudio ML</text:p>
          </table:table-cell>
          <table:table-cell table:style-name="ce12" office:value-type="string" calcext:value-type="string">
            <text:p>Corso ML magistrale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date" office:date-value="2022-03-12" calcext:value-type="date">
            <text:p>12-Mar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tudio ML e reti neurali</text:p>
          </table:table-cell>
          <table:table-cell table:style-name="ce12" office:value-type="string" calcext:value-type="string">
            <text:p>Corso ML magistrale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date" office:date-value="2022-03-13" calcext:value-type="date">
            <text:p>13-Mar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string" calcext:value-type="string">
            <text:p>Implementazione Rete neurale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13" office:value-type="date" office:date-value="2022-03-14" calcext:value-type="date">
            <text:p>14-Ma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Test su arduino</text:p>
          </table:table-cell>
          <table:table-cell table:style-name="ce12" office:value-type="string" calcext:value-type="string">
            <text:p>EloquentDoc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date" office:date-value="2022-03-15" calcext:value-type="date">
            <text:p>15-Ma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accolta campioni e test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13" office:value-type="date" office:date-value="2022-03-23" calcext:value-type="date">
            <text:p>23-Ma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all e Tuning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13" office:value-type="date" office:date-value="2022-03-29" calcext:value-type="date">
            <text:p>29-Ma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rid Search</text:p>
          </table:table-cell>
          <table:table-cell table:style-name="ce12" office:value-type="string" calcext:value-type="string">
            <text:p>Sklearn doc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date" office:date-value="2022-03-30" calcext:value-type="date">
            <text:p>30-Ma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grid search e NN in color</text:p>
          </table:table-cell>
          <table:table-cell table:style-name="ce12" office:value-type="string" calcext:value-type="string">
            <text:p>Youtube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date" office:date-value="2022-04-03" calcext:value-type="date">
            <text:p>3-Ap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Grid search finita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13" office:value-type="date" office:date-value="2022-04-06" calcext:value-type="date">
            <text:p>6-Ap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Tuning NN Frequency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13" office:value-type="date" office:date-value="2022-04-07" calcext:value-type="date">
            <text:p>7-Apr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string" calcext:value-type="string">
            <text:p>Tuning NN color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13" office:value-type="date" office:date-value="2022-04-13" calcext:value-type="date">
            <text:p>13-Ap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ross Validation NN e creazione NN negli altri task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15-ap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meeting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16-apr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ix Cross-val e valutazione Test set altri task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13" office:value-type="date" office:date-value="2022-04-23" calcext:value-type="date">
            <text:p>23-Apr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Record nuovi valori e test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13" office:value-type="date" office:date-value="2022-04-24" calcext:value-type="date">
            <text:p>24-Apr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mportazione rete su arduino e scrittura file arduino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13" office:value-type="date" office:date-value="2022-05-02" calcext:value-type="date">
            <text:p>2-May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string" calcext:value-type="string">
            <text:p>Tabelle recap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13" office:value-type="date" office:date-value="2022-05-03" calcext:value-type="date">
            <text:p>3-May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abelle recap</text:p>
          </table:table-cell>
          <table:table-cell table:style-name="ce12"/>
          <table:table-cell table:number-columns-repeated="1019"/>
        </table:table-row>
        <table:table-row table:style-name="ro1" table:number-rows-repeated="128">
          <table:table-cell/>
          <table:table-cell table:style-name="ce13"/>
          <table:table-cell table:style-name="ce8" table:number-columns-repeated="2"/>
          <table:table-cell table:style-name="ce12"/>
          <table:table-cell table:number-columns-repeated="1019"/>
        </table:table-row>
        <table:table-row table:style-name="ro1">
          <table:table-cell/>
          <table:table-cell table:style-name="ce8"/>
          <table:table-cell/>
          <table:table-cell table:style-name="ce8" table:number-columns-repeated="2"/>
          <table:table-cell table:number-columns-repeated="1019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la2" table:target-range-address="Foglio1.B2:Foglio1.E17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meta:initial-creator>Luigi Borriello - luigi.borriello2@studio.unibo.it</meta:initial-creator>
    <meta:creation-date>2022-01-25T10:44:13Z</meta:creation-date>
    <dc:date>2022-05-03T19:54:51.697143562</dc:date>
    <meta:editing-cycles>6</meta:editing-cycles>
    <meta:editing-duration>PT3M57S</meta:editing-duration>
    <meta:document-statistic meta:table-count="1" meta:cell-count="154" meta:object-count="0"/>
    <meta:user-defined meta:name="AppVersion">16.0300</meta:user-defined>
  </office:meta>
</office:document-meta>
</file>